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ext_20_body">
      <style:paragraph-properties fo:text-align="start" style:justify-single-word="false"/>
      <style:text-properties style:font-name="MS PGothic1" style:font-name-asian="MS PGothic1" style:language-asian="ja" style:country-asian="JP"/>
    </style:style>
    <style:style style:name="P19" style:family="paragraph" style:parent-style-name="Text_20_body">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style:font-name="MS Gothic" style:font-name-asian="MS Gothic"/>
    </style:style>
    <style:style style:name="P22" style:family="paragraph" style:parent-style-name="Table_20_Heading">
      <style:text-properties fo:font-size="10pt" style:font-size-asian="10pt" style:font-size-complex="10pt"/>
    </style:style>
    <style:style style:name="P23" style:family="paragraph" style:parent-style-name="Table_20_Heading">
      <style:paragraph-properties fo:text-align="start" style:justify-single-word="false"/>
      <style:text-properties style:font-name="MS PGothic1" style:font-name-asian="MS PGothic1"/>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language-asian="ja" style:country-asian="JP"/>
    </style:style>
    <style:style style:name="P28" style:family="paragraph" style:parent-style-name="Table_20_Contents">
      <style:paragraph-properties fo:text-align="start" style:justify-single-word="false"/>
      <style:text-properties style:font-name="MS PGothic1" style:font-name-asian="MS PGothic1" style:language-asian="zh" style:country-asian="TW"/>
    </style:style>
    <style:style style:name="P2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0" style:family="paragraph" style:parent-style-name="Table_20_Contents">
      <style:text-properties style:language-asian="zh" style:country-asian="TW"/>
    </style:style>
    <style:style style:name="P31" style:family="paragraph" style:parent-style-name="Table_20_Contents">
      <style:paragraph-properties fo:text-align="start" style:justify-single-word="false"/>
      <style:text-properties style:language-asian="zh" style:country-asian="TW"/>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style:font-name="Courier New1" style:font-name-asian="MS PGothic1"/>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paragraph-properties fo:text-align="start" style:justify-single-word="false"/>
      <style:text-properties style:font-name="MS PGothic1" style:font-name-asian="MS PGothic1"/>
    </style:style>
    <style:style style:name="P36"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7" style:family="paragraph" style:parent-style-name="Text_20_body">
      <style:paragraph-properties fo:margin-left="1.222cm" fo:margin-right="0cm" fo:text-align="start" style:justify-single-word="false" fo:text-indent="0cm" style:auto-text-indent="false"/>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03cm" fo:margin-right="0cm" fo:text-align="start" style:justify-single-word="false" fo:text-indent="0cm" style:auto-text-indent="false"/>
    </style:style>
    <style:style style:name="P40" style:family="paragraph" style:parent-style-name="Code_20_Indent">
      <style:paragraph-properties fo:text-align="start" style:justify-single-word="false"/>
      <style:text-properties style:font-name="MS PGothic1" style:font-name-asian="MS PGothic1"/>
    </style:style>
    <style:style style:name="P41"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2"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Text_20_body_20_indent" style:list-style-name="L2">
      <style:paragraph-properties fo:text-align="start" style:justify-single-word="false"/>
      <style:text-properties style:font-name="MS PGothic1" style:font-name-asian="MS PGothic1"/>
    </style:style>
    <style:style style:name="P46" style:family="paragraph" style:parent-style-name="Heading_20_1">
      <style:paragraph-properties fo:text-align="start" style:justify-single-word="false"/>
      <style:text-properties style:font-name="MS PGothic1" style:font-name-asian="MS PGothic1" style:language-asian="ja" style:country-asian="JP"/>
    </style:style>
    <style:style style:name="P47" style:family="paragraph" style:parent-style-name="Heading_20_1">
      <style:paragraph-properties fo:text-align="start" style:justify-single-word="false"/>
      <style:text-properties style:font-name="MS PGothic1" style:font-name-asian="MS PGothic1"/>
    </style:style>
    <style:style style:name="P48" style:family="paragraph" style:parent-style-name="Heading_20_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4">
      <style:paragraph-properties fo:margin-left="1.203cm" fo:margin-right="0cm" fo:text-align="start" style:justify-single-word="false" fo:text-indent="0cm" style:auto-text-indent="false"/>
    </style:style>
    <style:style style:name="P5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0</text:p>
      <text:p text:style-name="P10"/>
      <text:p text:style-name="P11">December 2009</text:p>
      <text:p text:style-name="P12">Potix Corporation</text:p>
      <text:p text:style-name="P7"/>
      <text:p text:style-name="P43"/>
      <text:p text:style-name="P44"/>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46" text:outline-level="1">はじめに</text:h>
      <text:h text:style-name="P48"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2">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4"><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5">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5"><text:a xlink:type="simple" xlink:href="http://tomcat.apache.org/tomcat-5.5-doc/index.html" office:target-frame-name="_blank" xlink:show="new">http://tomcat.apache.org/tomcat-5.5-doc/index.html</text:a></text:p>
          </table:table-cell>
        </table:table-row>
      </table:table>
      <text:h text:style-name="P48" text:outline-level="2">Java<text:span text:style-name="T3">言語のご紹介</text:span></text:h>
      <text:p text:style-name="P18">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48"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4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3">File</text:p>
            </table:table-cell>
            <table:table-cell table:style-name="Table1.B1" office:value-type="string">
              <text:p text:style-name="P23">Des<text:span text:style-name="T6">cription</text:span></text:p>
            </table:table-cell>
          </table:table-row>
        </table:table-header-rows>
        <table:table-row>
          <table:table-cell table:style-name="Table1.A2" office:value-type="string">
            <text:p text:style-name="P26"><text:span text:style-name="Source_20_Text">zk-bin-5.0.0</text:span><text:span text:style-name="Source_20_Text"><text:span text:style-name="T3">.tar.gz<text:line-break/></text:span></text:span><text:span text:style-name="Source_20_Text">zk-</text:span><text:span text:style-name="Source_20_Text"><text:span text:style-name="T3">bin-</text:span></text:span><text:span text:style-name="Source_20_Text">5.0.0</text:span><text:span text:style-name="Source_20_Text"><text:span text:style-name="T3">.zip</text:span></text:span></text:p>
          </table:table-cell>
          <table:table-cell table:style-name="Table1.B2" office:value-type="string">
            <text:p text:style-name="P27">Zkを使用するのに、必要なバイナリファイルと最低必要なライブラリーです。</text:p>
            <text:p text:style-name="P27">コミュニティ版です。</text:p>
          </table:table-cell>
        </table:table-row>
        <table:table-row>
          <table:table-cell table:style-name="Table1.A2" office:value-type="string">
            <text:p text:style-name="P26"><text:span text:style-name="Source_20_Text">zk-bin-</text:span><text:span text:style-name="Source_20_Text"><text:span text:style-name="T3">prof</text:span></text:span><text:span text:style-name="Source_20_Text">-5.0.0</text:span><text:span text:style-name="Source_20_Text"><text:span text:style-name="T3">.tar.gz　</text:span></text:span><text:span text:style-name="Source_20_Text">zk-</text:span><text:span text:style-name="Source_20_Text"><text:span text:style-name="T3">bin-prof-</text:span></text:span><text:span text:style-name="Source_20_Text">5.0.0</text:span><text:span text:style-name="Source_20_Text"><text:span text:style-name="T3">.zip</text:span></text:span></text:p>
          </table:table-cell>
          <table:table-cell table:style-name="Table1.B2" office:value-type="string">
            <text:p text:style-name="P27">ZKのバイナリパッケージです。ZKコミュニティ版にあるすべてのファイルと、JFreeChart・GoogleMaps<text:span text:style-name="T6">・Jasper Reports・</text:span>レイアウトコンポーネンツが含まれています。</text:p>
            <text:p text:style-name="P27">Pro版です。</text:p>
          </table:table-cell>
        </table:table-row>
        <table:table-row>
          <table:table-cell table:style-name="Table1.A2" office:value-type="string">
            <text:p text:style-name="P26"><text:span text:style-name="Source_20_Text">zk-bin-ent-5.0.0</text:span><text:span text:style-name="Source_20_Text"><text:span text:style-name="T3">.tar.gz<text:line-break/></text:span></text:span><text:span text:style-name="Source_20_Text">zk-bin-ent-5.0.0</text:span><text:span text:style-name="Source_20_Text"><text:span text:style-name="T3">.zip</text:span></text:span></text:p>
          </table:table-cell>
          <table:table-cell table:style-name="Table1.B2" office:value-type="string">
            <text:p text:style-name="P27">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7">エンタープライズ版です。</text:p>
          </table:table-cell>
        </table:table-row>
        <table:table-row>
          <table:table-cell table:style-name="Table1.A2" office:value-type="string">
            <text:p text:style-name="P26"><text:span text:style-name="Source_20_Text">Zk-demo-</text:span><text:span text:style-name="Source_20_Text"><text:span text:style-name="T3">5.0.0</text:span></text:span><text:span text:style-name="Source_20_Text">.zip</text:span></text:p>
          </table:table-cell>
          <table:table-cell table:style-name="Table1.B2" office:value-type="string">
            <text:p text:style-name="P27">独立した<text:span text:style-name="Source_20_Text">zkdemo</text:span>アプリケーションをWARとEARのフォーマットで提供します。デモアプリケーションのソースコードも含まれています。</text:p>
            <text:p text:style-name="P27">デモ用サンプルを見るにはウェブサーバ等の設定は一切不要です。</text:p>
          </table:table-cell>
        </table:table-row>
        <table:table-row>
          <table:table-cell table:style-name="Table1.A2" office:value-type="string">
            <text:p text:style-name="P26"><text:span text:style-name="Source_20_Text">Zk-</text:span><text:span text:style-name="Source_20_Text"><text:span text:style-name="T3">javadoc-5.0.0.</text:span></text:span><text:span text:style-name="Source_20_Text">zip</text:span></text:p>
          </table:table-cell>
          <table:table-cell table:style-name="Table1.B2" office:value-type="string">
            <text:p text:style-name="P26"><text:span text:style-name="T3">ZKフレームワークにて</text:span>Java API<text:span text:style-name="T3">を使用するマニュアルです。</text:span></text:p>
          </table:table-cell>
        </table:table-row>
        <table:table-row>
          <table:table-cell table:style-name="Table1.A2" office:value-type="string">
            <text:p text:style-name="P26"><text:span text:style-name="Source_20_Text">Zk-</text:span><text:span text:style-name="Source_20_Text"><text:span text:style-name="T3">src-5.0.0.</text:span></text:span><text:span text:style-name="Source_20_Text">tar.gz</text:span></text:p>
          </table:table-cell>
          <table:table-cell table:style-name="Table1.B2" office:value-type="string">
            <text:p text:style-name="P27">ZKフレームワークのソースコードです。</text:p>
          </table:table-cell>
        </table:table-row>
      </table:table>
      <text:p text:style-name="P19"/>
      <text:h text:style-name="P47" text:outline-level="1">2. <text:span text:style-name="T3">デモファイルを実行してみよう</text:span></text:h>
      <text:p text:style-name="P18">ZKの能力を試すのであれば、下記のURLを参照しましょう。</text:p>
      <text:p text:style-name="P20"><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8">また、ローカルサーバでデモを実行する方法は次の通りです。</text:p>
      <text:list xml:id="list38488276"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0.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47"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48" text:outline-level="2"><text:span text:style-name="T3">方法</text:span> 1: <text:span text:style-name="T3">ZKをアプリケーションに添付する</text:span></text:h>
      <text:p text:style-name="P18">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xml:id="list38515362" text:style-name="L2">
        <text:list-item>
          <text:p text:style-name="P45"><text:span text:style-name="Source_20_Text">zk-</text:span><text:span text:style-name="Source_20_Text"><text:span text:style-name="T3">bin-</text:span></text:span><text:span text:style-name="Source_20_Text">5.0.0</text:span><text:span text:style-name="Source_20_Text"><text:span text:style-name="T3">.zip</text:span></text:span> <text:span text:style-name="T3">または</text:span><text:span text:style-name="Source_20_Text"> zk-bin-5.0.0</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5"><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xml:id="list38520692" text:continue-list="list38515362" text:style-name="L2">
        <text:list-item text:start-value="1">
          <text:p text:style-name="P45"><text:span text:style-name="Source_20_Text">zk-bin-5.0.0</text:span><text:span text:style-name="Source_20_Text"><text:span text:style-name="T3">.zip</text:span></text:span><text:span text:style-name="T3"> か</text:span> <text:span text:style-name="Source_20_Text">zk-bin-5.0.0</text:span><text:span text:style-name="Source_20_Text"><text:span text:style-name="T3">.tar.gz</text:span></text:span><text:span text:style-name="T3">を解凍します。</text:span></text:p>
        </text:list-item>
        <text:list-item>
          <text:p text:style-name="P45"><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5"><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48" text:outline-level="2"><text:span text:style-name="T3">方法</text:span> 2: ZK<text:span text:style-name="T3">ライブラリー</text:span>を<text:span text:style-name="T3">共有フォルダに置く</text:span></text:h>
      <text:p text:style-name="P18">この方法はZKライブラリーを共有フォルダに置きます。やり方はウェブサーバによって違います。</text:p>
      <text:p text:style-name="P34"><text:span text:style-name="T3">ZKを</text:span>Tomcat<text:span text:style-name="T3">にインストール</text:span></text:p>
      <text:list xml:id="list38509852"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5.0.0</text:span><text:span text:style-name="Source_20_Text"><text:span text:style-name="T3">.zip </text:span></text:span><text:span text:style-name="T3">もしくは</text:span> <text:span text:style-name="Source_20_Text">zk-bin-5.0.0</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4">ZK<text:span text:style-name="T3">を</text:span>Jetty<text:span text:style-name="T3">にインストール</text:span></text:p>
      <text:list xml:id="list38511163"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5.0.0</text:span><text:span text:style-name="Source_20_Text"><text:span text:style-name="T3">.zip</text:span></text:span><text:span text:style-name="T3"> もしくは</text:span> <text:span text:style-name="Source_20_Text">zk-bin-5.0.0</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4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47" text:outline-level="1">4. <text:span text:style-name="T3">ZKパッケージ</text:span></text:h>
      <text:p text:style-name="P41"><text:span text:style-name="T3">この章は</text:span><text:span text:style-name="Source_20_Text">zk-bin-5.0.0</text:span><text:span text:style-name="Source_20_Text"><text:span text:style-name="T3">.zip</text:span></text:span>について<text:span text:style-name="T3">説明します。</text:span></text:p>
      <text:h text:style-name="P48" text:outline-level="2">/doc</text:h>
      <text:p text:style-name="P36">コピーライト・リリースノート等ドキュメントはこのフォルダに入っています。</text:p>
      <text:h text:style-name="P48" text:outline-level="2">/dist/lib</text:h>
      <text:p text:style-name="P36">ZKを実行するのに必要なライブラリーはこのフォルダにあります。</text:p>
      <text:h text:style-name="P48" text:outline-level="2">/dist/lib/zkforge</text:h>
      <text:p text:style-name="P35"><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3">File</text:p>
            </table:table-cell>
            <table:table-cell table:style-name="Table5.B1" office:value-type="string">
              <text:p text:style-name="P23">Des<text:span text:style-name="T6">cription</text:span></text:p>
            </table:table-cell>
          </table:table-row>
        </table:table-header-rows>
        <table:table-row>
          <table:table-cell table:style-name="Table5.A2" office:value-type="string">
            <text:p text:style-name="P26"><text:span text:style-name="Source_20_Text">fckez.jar</text:span></text:p>
          </table:table-cell>
          <table:table-cell table:style-name="Table5.B2" office:value-type="string">
            <text:p text:style-name="P26"><text:span text:style-name="T6">ZK FCKeditor</text:span><text:span text:style-name="T3">コンポーネントを使う場合に必要</text:span></text:p>
            <text:p text:style-name="P28">Version: 2.6.4.1_50</text:p>
          </table:table-cell>
        </table:table-row>
        <table:table-row>
          <table:table-cell table:style-name="Table5.A2" office:value-type="string">
            <text:p text:style-name="P26"><text:span text:style-name="Source_20_Text">ckez.jar</text:span></text:p>
          </table:table-cell>
          <table:table-cell table:style-name="Table5.B2" office:value-type="string">
            <text:p text:style-name="P26"><text:span text:style-name="T6">ZK CKeditor</text:span><text:span text:style-name="T3">コンポーネントを使う場合に必要</text:span></text:p>
            <text:p text:style-name="P28">Version: 3.0_50</text:p>
            <text:p text:style-name="P27">[コミュニティ版には入っておりません]</text:p>
          </table:table-cell>
        </table:table-row>
        <table:table-row>
          <table:table-cell table:style-name="Table5.A2" office:value-type="string">
            <text:p text:style-name="P26"><text:span text:style-name="Source_20_Text">gmapsz.jar</text:span></text:p>
          </table:table-cell>
          <table:table-cell table:style-name="Table5.B2" office:value-type="string">
            <text:p text:style-name="P26"><text:span text:style-name="T6">ZK Google Maps</text:span><text:span text:style-name="T3">コンポーネントを使う場合に必要</text:span></text:p>
            <text:p text:style-name="P28">Version: 2.0_50</text:p>
            <text:p text:style-name="P27">[コミュニティ版・Pro版には入っておりません]</text:p>
          </table:table-cell>
        </table:table-row>
        <table:table-row>
          <table:table-cell table:style-name="Table5.A2" office:value-type="string">
            <text:p text:style-name="P26"><text:span text:style-name="Source_20_Text">timelinez.jar</text:span></text:p>
          </table:table-cell>
          <table:table-cell table:style-name="Table5.B2" office:value-type="string">
            <text:p text:style-name="P26"><text:span text:style-name="T6">ZK Timeline</text:span><text:span text:style-name="T3">コンポーネントを使う場合に必要</text:span></text:p>
            <text:p text:style-name="P28">Version: 2.3.0_50</text:p>
            <text:p text:style-name="P27">[コミュニティ版には入っておりません]</text:p>
          </table:table-cell>
        </table:table-row>
        <table:table-row>
          <table:table-cell table:style-name="Table5.A2" office:value-type="string">
            <text:p text:style-name="P26"><text:span text:style-name="Source_20_Text">timeplotz.jar</text:span></text:p>
          </table:table-cell>
          <table:table-cell table:style-name="Table5.B2" office:value-type="string">
            <text:p text:style-name="P26"><text:span text:style-name="T6">ZK Timeplot</text:span><text:span text:style-name="T3">コンポーネントを使う場合に必要</text:span></text:p>
            <text:p text:style-name="P28">Version: 1.0_50</text:p>
            <text:p text:style-name="P27">[コミュニティ版には入っておりません]]</text:p>
          </table:table-cell>
        </table:table-row>
        <table:table-row>
          <table:table-cell table:style-name="Table5.A2" office:value-type="string">
            <text:p text:style-name="P26"><text:span text:style-name="Source_20_Text">zuljsp.jar</text:span></text:p>
          </table:table-cell>
          <table:table-cell table:style-name="Table5.B2" office:value-type="string">
            <text:p text:style-name="P26"><text:span text:style-name="T6">ZK JSP Tags</text:span><text:span text:style-name="T3">コンポーネントを使う場合に必要</text:span></text:p>
            <text:p text:style-name="P28">Version: 1.4.0-RC</text:p>
            <text:p text:style-name="P27">[コミュニティ版・Pro版には入っておりません]</text:p>
          </table:table-cell>
        </table:table-row>
      </table:table>
      <text:h text:style-name="P48" text:outline-level="2"><text:soft-page-break/>/dist/lib/ext</text:h>
      <text:p text:style-name="P36">ZKを実行するのに必要な外部ライブラリーはこちらになります。一般的なライブラリーですので、既にインストールされている可能性があります。</text:p>
      <text:p text:style-name="P36">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3">File</text:p>
            </table:table-cell>
            <table:table-cell table:style-name="Table4.B1" office:value-type="string">
              <text:p text:style-name="P23">Des<text:span text:style-name="T6">cription</text:span></text:p>
            </table:table-cell>
          </table:table-row>
        </table:table-header-rows>
        <table:table-row>
          <table:table-cell table:style-name="Table4.A2" office:value-type="string">
            <text:p text:style-name="P26"><text:span text:style-name="Source_20_Text">com</text:span><text:span text:style-name="Source_20_Text"><text:span text:style-name="T6">mons-fileupload.jar<text:line-break/>commons-io.jar</text:span></text:span></text:p>
          </table:table-cell>
          <table:table-cell table:style-name="Table4.B2" office:value-type="string">
            <text:p text:style-name="P27">これらのファイルでアップロード機能を実現する場合に使う</text:p>
            <text:p text:style-name="P28">Version: Commons Fileupload 1.2.1 and Commons IO 1.3.1</text:p>
          </table:table-cell>
        </table:table-row>
        <table:table-row>
          <table:table-cell table:style-name="Table4.A2" office:value-type="string">
            <text:p text:style-name="P26"><text:span text:style-name="Source_20_Text">jcommon.jar<text:line-break/>jfreechar.jar</text:span></text:p>
          </table:table-cell>
          <table:table-cell table:style-name="Table4.B2" office:value-type="string">
            <text:p text:style-name="P26"><text:span text:style-name="T6">ZUL</text:span><text:span text:style-name="T3">のチャートコンポーネントを使用する場合に使う</text:span><text:span text:style-name="T6">.</text:span></text:p>
            <text:p text:style-name="P31"><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7">[コミュニティ版には入っておりません]</text:p>
          </table:table-cell>
        </table:table-row>
        <table:table-row>
          <table:table-cell table:style-name="Table4.A2" office:value-type="string">
            <text:p text:style-name="P33">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0">Version: Jasper Reports 3.7.0<text:line-break/>(itext: 2.1.7, commons-collections: 3.2.1, commons-logging: 1.1.1, commons-digester:2.0, jxl: 2.6.12, poi: 3.2)</text:p>
            <text:p text:style-name="P30">補足：poi.jar は Apache POI からエクセルに変換する際に使います。また、jxl.jar は JExcelApi からエクセルに変換する際に必要になります。</text:p>
            <text:p text:style-name="P29">[コミュニティ版には入っておりません]</text:p>
          </table:table-cell>
        </table:table-row>
        <table:table-row>
          <table:table-cell table:style-name="Table4.A2" office:value-type="string">
            <text:p text:style-name="P26"><text:span text:style-name="Source_20_Text">bsh.jar</text:span></text:p>
          </table:table-cell>
          <table:table-cell table:style-name="Table4.B2" office:value-type="string">
            <text:p text:style-name="P32"><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1"><text:span text:style-name="T10">Version: </text:span><text:a xlink:type="simple" xlink:href="http://www.beanshell.org/">BeanShell</text:a><text:span text:style-name="T10"> 2.0b4</text:span></text:p>
          </table:table-cell>
        </table:table-row>
        <table:table-row>
          <table:table-cell table:style-name="Table4.A2" office:value-type="string">
            <text:p text:style-name="P26"><text:span text:style-name="Source_20_Text">js.jar</text:span></text:p>
          </table:table-cell>
          <table:table-cell table:style-name="Table4.B2" office:value-type="string">
            <text:p text:style-name="P32"><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8">Version: Rhino 1.7R2<text:span text:style-name="T3"> (</text:span>for Java 5.0)</text:p>
          </table:table-cell>
        </table:table-row>
        <table:table-row>
          <table:table-cell table:style-name="Table4.A2" office:value-type="string">
            <text:p text:style-name="P26"><text:span text:style-name="Source_20_Text">groovy.jar</text:span></text:p>
          </table:table-cell>
          <table:table-cell table:style-name="Table4.B2" office:value-type="string">
            <text:p text:style-name="P32"><text:a xlink:type="simple" xlink:href="http://groovy.codehaus.org/"><text:span text:style-name="T10">Groovy</text:span></text:a><text:a xlink:type="simple" xlink:href="http://groovy.codehaus.org/"><text:span text:style-name="T11">でスクリプトを作成する場合に使う</text:span></text:a></text:p>
            <text:p text:style-name="P31"><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6"><text:span text:style-name="Source_20_Text">jruby.jar</text:span></text:p>
          </table:table-cell>
          <table:table-cell table:style-name="Table4.B2" office:value-type="string">
            <text:p text:style-name="P32"><text:span text:style-name="T12">Ruby (</text:span><text:a xlink:type="simple" xlink:href="http://jruby.codehaus.org/"><text:span text:style-name="T10">JRuby</text:span></text:a><text:span text:style-name="T12">) </text:span><text:span text:style-name="T11">でスクリプトを作成する場合に使う</text:span></text:p>
            <text:p text:style-name="P31"><text:span text:style-name="T10">Version: </text:span><text:a xlink:type="simple" xlink:href="http://jruby.codehaus.org/">JRuby</text:a><text:span text:style-name="T10"> 1.1.2 (jruby-complete)</text:span></text:p>
            <text:p text:style-name="P27">[コミュニティ版・Pro版には入っておりません]</text:p>
          </table:table-cell>
        </table:table-row>
        <table:table-row>
          <table:table-cell table:style-name="Table4.A2" office:value-type="string">
            <text:p text:style-name="P26"><text:span text:style-name="Source_20_Text">jython.jar</text:span></text:p>
          </table:table-cell>
          <table:table-cell table:style-name="Table4.B2" office:value-type="string">
            <text:p text:style-name="P32"><text:span text:style-name="T12">Python (</text:span><text:a xlink:type="simple" xlink:href="http://www.jython.org/"><text:span text:style-name="T6">Jython</text:span></text:a><text:span text:style-name="T12">) </text:span><text:span text:style-name="T11">でスクリプトを作成する場合に使う</text:span></text:p>
            <text:p text:style-name="P31"><text:span text:style-name="T10">Version: </text:span><text:a xlink:type="simple" xlink:href="http://www.jython.org/"><text:span text:style-name="T9">Jython</text:span></text:a><text:span text:style-name="T10"> 2.5.0</text:span></text:p>
            <text:p text:style-name="P27">[コミュニティ版・Pro版には入っておりません]</text:p>
          </table:table-cell>
        </table:table-row>
        <table:table-row>
          <table:table-cell table:style-name="Table4.A2" office:value-type="string">
            <text:p text:style-name="P26"><text:span text:style-name="Source_20_Text">Filters.jar</text:span></text:p>
          </table:table-cell>
          <table:table-cell table:style-name="Table4.B2" office:value-type="string">
            <text:p text:style-name="P26"><text:span text:style-name="Source_20_Text"><text:span text:style-name="T6">captcha</text:span></text:span><text:span text:style-name="T6"> </text:span><text:span text:style-name="T3">コンポーネントを使用する場合に使う</text:span></text:p>
            <text:p text:style-name="P28">Version: JH Labs Java Image Filters</text:p>
            <text:p text:style-name="P27">[コミュニティ版には入っておりません]</text:p>
          </table:table-cell>
        </table:table-row>
        <table:table-row>
          <table:table-cell table:style-name="Table4.A2" office:value-type="string">
            <text:p text:style-name="P27"><text:span text:style-name="Source_20_Text">mvel</text:span><text:span text:style-name="Source_20_Text"><text:span text:style-name="T3">.jar</text:span></text:span></text:p>
          </table:table-cell>
          <table:table-cell table:style-name="Table4.B2" office:value-type="string">
            <text:p text:style-name="P27">MVELを使用する場合に使う</text:p>
            <text:p text:style-name="P27"><text:soft-page-break/>Version: MVEL <text:span text:style-name="T6">1.2.21 (</text:span>Java1.4用)</text:p>
            <text:p text:style-name="P27">[コミュニティ版・Pro版には入っておりません]</text:p>
          </table:table-cell>
        </table:table-row>
        <table:table-row>
          <table:table-cell table:style-name="Table4.A2" office:value-type="string">
            <text:p text:style-name="P27"><text:span text:style-name="Source_20_Text"><text:span text:style-name="T6">ognl.jar</text:span></text:span></text:p>
          </table:table-cell>
          <table:table-cell table:style-name="Table4.B2" office:value-type="string">
            <text:p text:style-name="P27"><text:span text:style-name="T6">OGNL</text:span>を使用する場合に使う</text:p>
            <text:p text:style-name="P27">Version: <text:span text:style-name="T6">OGNL 2.6.9</text:span></text:p>
            <text:p text:style-name="P27">[コミュニティ版・Pro版には入っておりません]</text:p>
          </table:table-cell>
        </table:table-row>
      </table:table>
      <text:h text:style-name="P48" text:outline-level="2">/dist/src</text:h>
      <text:p text:style-name="P3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0</text:span></text:span><text:span text:style-name="Source_20_Text"><text:span text:style-name="T3">.tar.gz</text:span></text:span><text:span text:style-name="T3">をダウンロードし、解凍してください。</text:span></text:p>
      <text:h text:style-name="P48" text:outline-level="2">/dist/xsd</text:h>
      <text:p text:style-name="P36">ZKアプリケーションを開発する際便利なXSDファイルはこちらです。</text:p>
      <text:h text:style-name="P48" text:outline-level="2">/dist/WEB-INF</text:h>
      <text:p text:style-name="P35"><text:span text:style-name="T3">ZKアプリケーションを開発する際便利な</text:span><text:span text:style-name="T6">TLD</text:span><text:span text:style-name="T3">ファイルはこのフォルダに入っています。</text:span></text:p>
      <text:h text:style-name="P47" text:outline-level="1">5. <text:span text:style-name="T3">デモパッケージ</text:span></text:h>
      <text:p text:style-name="P42"><text:span text:style-name="T3">この章は</text:span>zk-demo-5.0.0<text:span text:style-name="T3">.zipについて説明します。</text:span></text:p>
      <text:h text:style-name="P48" text:outline-level="2">/</text:h>
      <text:p text:style-name="P35"><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48" text:outline-level="2">/zkdemo</text:h>
      <text:p text:style-name="P36">ライブデモのソースコードはこちらに入っています。</text:p>
      <text:h text:style-name="P48" text:outline-level="2">/MyApp</text:h>
      <text:p text:style-name="P36">このディレクトリーの下でウェブアプリケーションを新規作成しましょう。</text:p>
      <text:h text:style-name="P47" text:outline-level="1">6. <text:span text:style-name="T3">初めてのZKアプリ</text:span></text:h>
      <text:p text:style-name="P34">WEB-INF/web.xml<text:span text:style-name="T3">を用意しましょう</text:span></text:p>
      <text:p text:style-name="P3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0"><text:span text:style-name="Source_20_Text">&lt;/web-app&gt;</text:span></text:p>
      <text:h text:style-name="P48" text:outline-level="2"><text:span text:style-name="T3">初めての </text:span>Hello World</text:h>
      <text:p text:style-name="P21"><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0"><text:span text:style-name="Source_20_Text">&lt;/window&gt;</text:span></text:p>
      <text:p text:style-name="P18">結果は以下の通りです：</text:p>
      <text:p text:style-name="P18"><draw:frame draw:style-name="fr2" draw:name="graphics1" text:anchor-type="paragraph" svg:width="5.477cm" svg:height="1.508cm" draw:z-index="1"><draw:image xlink:href="../images/hello.gif" xlink:type="simple" xlink:show="embed" xlink:actuate="onLoad"/></draw:frame></text:p>
      <text:p text:style-name="P20"><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839cm" style:type="center"/>
          <style:tab-stop style:position="17.588cm" style:type="right"/>
        </style:tab-stops>
      </style:paragraph-properties>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9</text:page-number> of <text:page-count>15</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1-12T18:39:27.72</dc:date>
    <dc:language>en-US</dc:language>
    <meta:editing-cycles>1179</meta:editing-cycles>
    <meta:editing-duration>PT101H03M45S</meta:editing-duration>
    <meta:document-statistic meta:table-count="5" meta:image-count="2" meta:object-count="0" meta:page-count="15" meta:paragraph-count="323" meta:word-count="2689" meta:character-count="12054"/>
    <meta:user-defined meta:name="Info 1"/>
    <meta:user-defined meta:name="Info 2"/>
    <meta:user-defined meta:name="Info 3"/>
    <meta:user-defined meta:name="Info 4"/>
  </office:meta>
</office:document-meta>
</file>